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8000002653EB605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27.991cm" svg:height="21.675cm" svg:x="0cm" svg:y="-0.829cm">
          <draw:image xlink:href="Pictures/1000020100000318000002653EB605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20:36:33.899638785</meta:creation-date>
    <dc:date>2015-10-31T20:39:59.714601167</dc:date>
    <meta:editing-duration>P0D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